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271200000B9100000B36F18781348BA79E11.svg" manifest:media-type="image/svg+xml"/>
  <manifest:file-entry manifest:full-path="Pictures/10000201000000700000006CD551CFB95ABDC088.png" manifest:media-type="image/png"/>
  <manifest:file-entry manifest:full-path="Pictures/100000000000089700000289794E201A7A125568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/>
    <style:font-face style:name="MuseoSansRounded300" svg:font-family="MuseoSansRounded300" style:font-family-generic="roman"/>
    <style:font-face style:name="FreeSans2" svg:font-family="FreeSans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" style:font-family-generic="system" style:font-pitch="variable"/>
  </office:font-face-decls>
  <office:automatic-styles>
    <style:style style:name="Table1" style:family="table" style:master-page-name="">
      <style:table-properties style:width="17cm" style:page-number="auto" table:align="margins" style:shadow="none"/>
    </style:style>
    <style:style style:name="Table1.A" style:family="table-column">
      <style:table-column-properties style:column-width="4.002cm" style:rel-column-width="2269*"/>
    </style:style>
    <style:style style:name="Table1.B" style:family="table-column">
      <style:table-column-properties style:column-width="2.794cm" style:rel-column-width="1584*"/>
    </style:style>
    <style:style style:name="Table1.C" style:family="table-column">
      <style:table-column-properties style:column-width="10.204cm" style:rel-column-width="5785*"/>
    </style:style>
    <style:style style:name="Table1.A1" style:family="table-cell">
      <style:table-cell-properties style:vertical-align="middle" fo:padding="0.097cm" fo:border="none"/>
    </style:style>
    <style:style style:name="Table1.B1" style:family="table-cell">
      <style:table-cell-properties style:vertical-align="" fo:padding="0.097cm" fo:border="none"/>
    </style:style>
    <style:style style:name="Table1.C1" style:family="table-cell">
      <style:table-cell-properties fo:padding="0.097cm" fo:border="none"/>
    </style:style>
    <style:style style:name="Table1.A2" style:family="table-cell">
      <style:table-cell-properties fo:padding="0.097cm" fo:border="none"/>
    </style:style>
    <style:style style:name="Table1.C2" style:family="table-cell">
      <style:table-cell-properties fo:padding="0.097cm" fo:border="none"/>
    </style:style>
    <style:style style:name="P1" style:family="paragraph" style:parent-style-name="Text_20_body">
      <style:text-properties officeooo:rsid="002390bf" officeooo:paragraph-rsid="002390bf"/>
    </style:style>
    <style:style style:name="P2" style:family="paragraph" style:parent-style-name="Text_20_body">
      <style:text-properties officeooo:rsid="002549d3" officeooo:paragraph-rsid="002549d3"/>
    </style:style>
    <style:style style:name="P3" style:family="paragraph" style:parent-style-name="Text_20_body">
      <style:paragraph-properties style:border-line-width-bottom="0cm 0.004cm 0.002cm" fo:padding="0.049cm" fo:border-left="none" fo:border-right="none" fo:border-top="none" fo:border-bottom="0.06pt double #999999" style:shadow="none"/>
    </style:style>
    <style:style style:name="P4" style:family="paragraph" style:parent-style-name="Day_20_">
      <style:text-properties fo:font-size="24pt" style:font-size-asian="24pt" style:font-size-complex="24pt"/>
    </style:style>
    <style:style style:name="P5" style:family="paragraph" style:parent-style-name="Header">
      <style:text-properties officeooo:paragraph-rsid="002667e4"/>
    </style:style>
    <style:style style:name="P6" style:family="paragraph" style:parent-style-name="Header">
      <style:paragraph-properties fo:margin-top="0cm" fo:margin-bottom="0.101cm" loext:contextual-spacing="false"/>
      <style:text-properties fo:font-size="18pt" officeooo:paragraph-rsid="002667e4" style:font-size-asian="18pt" style:font-size-complex="18pt"/>
    </style:style>
    <style:style style:name="P7" style:family="paragraph">
      <loext:graphic-properties draw:fill="none"/>
    </style:style>
    <style:style style:name="T1" style:family="text">
      <style:text-properties style:font-name="Nimbus Sans L" fo:font-size="10pt" style:font-size-asian="10pt" style:font-size-complex="10pt"/>
    </style:style>
    <style:style style:name="T2" style:family="text">
      <style:text-properties fo:font-size="18pt" style:font-size-asian="15.75pt" style:font-size-complex="18pt"/>
    </style:style>
    <style:style style:name="T3" style:family="text">
      <style:text-properties officeooo:rsid="002549d3"/>
    </style:style>
    <style:style style:name="T4" style:family="text">
      <style:text-properties officeooo:rsid="002667e4"/>
    </style:style>
    <style:style style:name="T5" style:family="text">
      <style:text-properties fo:font-size="14pt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			<office:forms form:automatic-focus="false" form:apply-design-mode="false"/>
			<text:sequence-decls>
				<text:sequence-decl text:display-outline-level="0" text:name="Illustration"/>
				<text:sequence-decl text:display-outline-level="0" text:name="Table"/>
				<text:sequence-decl text:display-outline-level="0" text:name="Text"/>
				<text:sequence-decl text:display-outline-level="0" text:name="Drawing"/>
			</text:sequence-decls>
			<text:p text:style-name="P6">Meny för <text:span text:style-name="T4">$menu.location $menu.mealGroup</text:span>
			</text:p>
			<text:p text:style-name="P5">
				<text:span text:style-name="T4">$menu.fromDatePP till $menu.toDatePP</text:span>
			</text:p>
			<text:p text:style-name="Text_20_body"/>
			#foreach($entry in $menu.dayMenus)
			<table:table table:name="Table1" table:style-name="Table1">
				<table:table-column table:style-name="Table1.A"/>
				<table:table-column table:style-name="Table1.B"/>
				<table:table-column table:style-name="Table1.C"/>
				<table:table-row>
					<table:table-cell table:style-name="Table1.A1" table:number-rows-spanned="2" office:value-type="string">
						<text:p text:style-name="P4">$entry.getEntryDayPP()</text:p>
					</table:table-cell>
					<table:table-cell table:style-name="Table1.B1" office:value-type="string">
						<text:p text:style-name="Meal">Lunch</text:p>
					</table:table-cell>
					<table:table-cell table:style-name="Table1.C1" office:value-type="string">
						#if(!$entry.lunchEntries.isEmpty())
						#foreach($le in $entry.lunchEntries)
						<text:p text:style-name="Dish">$le.entryText</text:p>
						#end
						#end
					</table:table-cell>
				</table:table-row>
				<table:table-row>
					<table:covered-table-cell/>
					<table:table-cell table:style-name="Table1.B1" office:value-type="string">
						<text:p text:style-name="Meal">Middag</text:p>
					</table:table-cell>
					<table:table-cell table:style-name="Table1.C2" office:value-type="string">
						#if(!$entry.dinnerEntries.isEmpty())
						#foreach($de in $entry.dinnerEntries)
						<text:p text:style-name="Dish">$de.entryText</text:p>
						#end
						#end
					</table:table-cell>
				</table:table-row>
			</table:table>
			<text:p text:style-name="P3">
				<text:s/>
			</text:p>
			#end
		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roman"/>
    <style:font-face style:name="MuseoSansRounded300" svg:font-family="MuseoSansRounded300" style:font-family-generic="roman"/>
    <style:font-face style:name="FreeSans2" svg:font-family="FreeSans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Objekt_20_med_20_pilspets" style:display-name="Objekt med pilspets" style:family="paragraph" style:parent-style-name="Standard" style:default-outline-level=""/>
    <style:style style:name="Objekt_20_med_20_skugga" style:display-name="Objekt med skugga" style:family="paragraph" style:parent-style-name="Standard" style:default-outline-level=""/>
    <style:style style:name="Objekt_20_utan_20_fyllning" style:display-name="Objekt utan fyllning" style:family="paragraph" style:parent-style-name="Standard" style:default-outline-level=""/>
    <style:style style:name="Objekt_20_utan_20_fyllning_20_och_20_utan_20_linjer" style:display-name="Objekt utan fyllning och utan linjer" style:family="paragraph" style:parent-style-name="Standard" style:default-outline-level=""/>
    <style:style style:name="Brödtexten_20_har_20_justerats" style:display-name="Brödtexten har justerats" style:family="paragraph" style:parent-style-name="Standard" style:default-outline-level="">
      <style:paragraph-properties fo:text-align="start" style:justify-single-word="false"/>
    </style:style>
    <style:style style:name="Brödtext_20_indrag" style:display-name="Brödtext indrag" style:family="paragraph" style:parent-style-name="Standard" style:default-outline-level="">
      <style:paragraph-properties fo:margin-left="0cm" fo:margin-right="0cm" fo:text-indent="0.6cm" style:auto-text-indent="false"/>
    </style:style>
    <style:style style:name="Titel1" style:family="paragraph" style:parent-style-name="Standard" style:default-outline-level="">
      <style:paragraph-properties fo:text-align="center" style:justify-single-word="false"/>
      <style:text-properties fo:font-size="24pt" style:font-size-asian="24pt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Rubrik1" style:family="paragraph" style:parent-style-name="Standard" style:default-outline-level="">
      <style:paragraph-properties fo:margin-top="0.42cm" fo:margin-bottom="0.21cm" loext:contextual-spacing="false"/>
      <style:text-properties fo:font-size="18pt" fo:font-weight="bold" style:font-size-asian="18pt" style:font-weight-asian="bold"/>
    </style:style>
    <style:style style:name="Rubrik2" style:family="paragraph" style:parent-style-name="Standard" style:default-outline-level="">
      <style:paragraph-properties fo:margin-top="0.42cm" fo:margin-bottom="0.21cm" loext:contextual-spacing="false"/>
      <style:text-properties fo:font-size="14pt" fo:font-style="italic" fo:font-weight="bold" style:font-size-asian="14pt" style:font-style-asian="italic" style:font-weight-asian="bold"/>
    </style:style>
    <style:style style:name="Måttlinje" style:family="paragraph" style:parent-style-name="Standard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kgrundsobjek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Bak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Anteckningar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isposition_20_1" style:display-name="Disposition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isposition_20_2" style:display-name="Disposition 2" style:family="paragraph" style:parent-style-name="Disposition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isposition_20_3" style:display-name="Disposition 3" style:family="paragraph" style:parent-style-name="Disposition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isposition_20_4" style:display-name="Disposition 4" style:family="paragraph" style:parent-style-name="Disposition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position_20_5" style:display-name="Disposition 5" style:family="paragraph" style:parent-style-name="Disposition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position_20_6" style:display-name="Disposition 6" style:family="paragraph" style:parent-style-name="Disposition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position_20_7" style:display-name="Disposition 7" style:family="paragraph" style:parent-style-name="Disposition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position_20_8" style:display-name="Disposition 8" style:family="paragraph" style:parent-style-name="Disposition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position_20_9" style:display-name="Disposition 9" style:family="paragraph" style:parent-style-name="Disposition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oter" style:family="paragraph" style:parent-style-name="Standard" style:class="extra"/>
    <style:style style:name="Header" style:family="paragraph" style:parent-style-name="Standard" style:class="extra">
      <style:paragraph-properties fo:text-align="end" style:justify-single-word="false"/>
      <style:text-properties style:font-name="Nimbus Sans L" fo:font-family="'Nimbus Sans L'" style:font-family-generic="swiss" style:font-pitch="variable"/>
    </style:style>
    <style:style style:name="Day_20_" style:display-name="Day " style:family="paragraph" style:parent-style-name="Standard" style:class="text">
      <style:paragraph-properties fo:text-align="end" style:justify-single-word="false"/>
      <style:text-properties fo:color="#00c6b2" style:font-name="Liberation Sans1" fo:font-family="'Liberation Sans'" style:font-style-name="Normal" style:font-family-generic="swiss" style:font-pitch="variable" fo:font-size="24pt" officeooo:rsid="002390bf" style:font-size-asian="24pt" style:font-size-complex="24pt"/>
    </style:style>
    <style:style style:name="Meal" style:family="paragraph" style:parent-style-name="Standard" style:class="text">
      <loext:graphic-properties draw:fill="none"/>
      <style:paragraph-properties fo:margin-left="0.499cm" fo:margin-right="0cm" fo:margin-top="0cm" fo:margin-bottom="0cm" loext:contextual-spacing="false" fo:text-align="start" style:justify-single-word="false" fo:text-indent="0cm" style:auto-text-indent="false" fo:background-color="transparent"/>
      <style:text-properties fo:color="#00c6b2" style:font-name="Nimbus Sans L" fo:font-family="'Nimbus Sans L'" style:font-family-generic="swiss" style:font-pitch="variable" fo:font-size="14pt" officeooo:rsid="0026752f" style:font-size-asian="12.25pt" style:font-size-complex="14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ish" style:family="paragraph" style:parent-style-name="Standard" style:class="extra">
      <style:paragraph-properties fo:margin-top="0cm" fo:margin-bottom="0cm" loext:contextual-spacing="false" fo:text-align="start" style:justify-single-word="false"/>
      <style:text-properties style:font-name="Nimbus Sans L" fo:font-family="'Nimbus Sans L'" style:font-family-generic="swiss" style:font-pitch="variable" fo:font-size="14pt" fo:font-style="normal" fo:font-weight="normal" style:font-size-asian="14pt" style:font-style-asian="normal" style:font-weight-asian="normal" style:font-size-complex="14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</style:style>
    <style:style style:name="MT1" style:family="text">
      <style:text-properties style:font-name="Nimbus Sans L"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5cm" fo:margin-left="0cm" fo:margin-right="0cm" fo:margin-bottom="0.499cm" style:dynamic-spacing="false"/>
      </style:header-style>
      <style:footer-style>
        <style:header-footer-properties svg:height="2.499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0" draw:style-name="Mgr1" draw:text-style-name="MP1" svg:width="17.11cm" svg:height="4.957cm" svg:x="0.081cm" svg:y="-1.004cm"><draw:image xlink:href="Pictures/100000000000089700000289794E201A7A125568.jpg" xlink:type="simple" xlink:show="embed" xlink:actuate="onLoad"><text:p/></draw:image></draw:frame><draw:frame draw:style-name="Mfr1" draw:name="Image1" text:anchor-type="paragraph" svg:x="14.372cm" svg:y="23.181cm" svg:width="2.581cm" svg:height="2.499cm" draw:z-index="1"><draw:image xlink:href="Pictures/1000271200000B9100000B36F18781348BA79E11.svg" xlink:type="simple" xlink:show="embed" xlink:actuate="onLoad"/><draw:image xlink:href="Pictures/10000201000000700000006CD551CFB95ABDC088.png" xlink:type="simple" xlink:show="embed" xlink:actuate="onLoad"/></draw:frame></text:p>
      </style:header>
      <style:footer>
        <text:p text:style-name="Dish"/>
        <text:p text:style-name="Dish"/>
        <text:p text:style-name="Footer"><text:span text:style-name="MT1">Alla måltider serveras med bröd, smör och dryck samt efterrätt till lunchen.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8T16:10:01.374345660</meta:creation-date>
    <dc:date>2016-02-16T17:30:00.826517538</dc:date>
    <meta:editing-duration>PT4H22M18S</meta:editing-duration>
    <meta:editing-cycles>33</meta:editing-cycles>
    <meta:generator>LibreOffice/5.0.5.2$Linux_X86_64 LibreOffice_project/00m0$Build-2</meta:generator>
    <meta:document-statistic meta:table-count="1" meta:image-count="1" meta:object-count="0" meta:page-count="1" meta:paragraph-count="19" meta:word-count="40" meta:character-count="411" meta:non-whitespace-character-count="386"/>
  </office:meta>
</office:document-meta>
</file>